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Sans Serif Collection" svg:font-family="'Sans Serif Collectio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3" style:family="paragraph" style:parent-style-name="Text_20_body" style:list-style-name="L1">
      <style:paragraph-properties fo:margin-top="0cm" fo:margin-bottom="0cm" style:contextual-spacing="false" fo:line-height="120%" style:writing-mode="lr-tb"/>
    </style:style>
    <style:style style:name="P4" style:family="paragraph" style:parent-style-name="Text_20_body" style:list-style-name="L2">
      <style:paragraph-properties fo:margin-top="0cm" fo:margin-bottom="0cm" style:contextual-spacing="false" fo:line-height="120%" style:writing-mode="lr-tb"/>
    </style:style>
    <style:style style:name="P5" style:family="paragraph" style:parent-style-name="Text_20_body" style:list-style-name="L3">
      <style:paragraph-properties fo:margin-top="0cm" fo:margin-bottom="0cm" style:contextual-spacing="false" fo:line-height="120%" style:writing-mode="lr-tb"/>
    </style:style>
    <style:style style:name="P6" style:family="paragraph" style:parent-style-name="Text_20_body" style:list-style-name="L4">
      <style:paragraph-properties fo:margin-top="0cm" fo:margin-bottom="0cm" style:contextual-spacing="false" fo:line-height="120%" style:writing-mode="lr-tb"/>
    </style:style>
    <style:style style:name="P7" style:family="paragraph" style:parent-style-name="Text_20_body" style:list-style-name="L5">
      <style:paragraph-properties fo:margin-top="0cm" fo:margin-bottom="0cm" style:contextual-spacing="false" fo:line-height="120%" style:writing-mode="lr-tb"/>
    </style:style>
    <style:style style:name="P8" style:family="paragraph" style:parent-style-name="Text_20_body" style:list-style-name="L6">
      <style:paragraph-properties fo:margin-top="0cm" fo:margin-bottom="0cm" style:contextual-spacing="false" fo:line-height="120%" style:writing-mode="lr-tb"/>
      <style:text-properties officeooo:paragraph-rsid="001a7c35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a7c35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italic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style:font-name="Liberation Sans" fo:font-size="16pt" fo:font-weight="normal" officeooo:rsid="001a7c35" officeooo:paragraph-rsid="001a7c35" style:font-size-asian="14pt" style:font-size-complex="16pt"/>
    </style:style>
    <style:style style:name="P13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fo:font-weight="normal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fo:font-weight="normal" officeooo:paragraph-rsid="001a7c35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3pt" fo:font-style="italic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4pt" style:text-underline-style="none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14pt" fo:font-style="italic" style:text-underline-style="none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ize="13pt" fo:font-style="italic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a7c35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officeooo:rsid="001a7c35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ans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cc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cc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cc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212121" loext:opacity="100%" style:text-line-through-style="none" style:text-line-through-type="none" style:text-underline-style="none" style:text-blinking="false" fo:background-color="#ffffff" loext:char-shading-value="0"/>
    </style:style>
    <style:style style:name="T36" style:family="text">
      <style:text-properties fo:font-variant="normal" fo:text-transform="none" fo:color="#212121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212121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21212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style:font-name="Arial Black"/>
    </style:style>
    <style:style style:name="T40" style:family="text">
      <style:text-properties style:font-name="Sans Serif Collection"/>
    </style:style>
    <style:style style:name="T41" style:family="text">
      <style:text-properties style:font-name="Liberation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3">Résumé DiemBFT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3"><text:bookmark text:name="docs-internal-guid-9e345a41-7fff-505b-dbb6-c5d97135d4de"/><text:span text:style-name="T23">Soit</text:span><text:span text:style-name="T8"> </text:span><text:span text:style-name="T23">Lr</text:span><text:span text:style-name="T8"> </text:span><text:span text:style-name="T23">le leader du round r. Chaque replicas garde son plus grand round voté </text:span><text:span text:style-name="T27">rvote</text:span><text:span text:style-name="T23">(round du dernier block voté), son plus grand locked round </text:span><text:span text:style-name="T27">rlock </text:span><text:span text:style-name="T23">(= </text:span><text:span text:style-name="T27">qchigh.r </text:span><text:span text:style-name="T23">), le round courant </text:span><text:span text:style-name="T27">rcur </text:span><text:span text:style-name="T8"> </text:span><text:span text:style-name="T23">et le plus grand quorum certificate </text:span><text:span text:style-name="T27">qchigh</text:span><text:span text:style-name="T23">. Les réplicas les initialisent a </text:span><text:span text:style-name="T27">rvote</text:span><text:span text:style-name="T23">=0, </text:span><text:span text:style-name="T27">rlock</text:span><text:span text:style-name="T23">=0,</text:span><text:span text:style-name="T27">rcur</text:span><text:span text:style-name="T23">=1, </text:span><text:span text:style-name="T27">qchigh</text:span><text:span text:style-name="T23">le QC du genesis block du round 0 qui rentre dans le round 1.</text:span></text:p>
      <text:p text:style-name="P1"/>
      <text:p text:style-name="P1"/>
      <text:p text:style-name="P1"/>
      <text:p text:style-name="P14"><text:span text:style-name="T17">Protocole d’états stable pour le réplicas</text:span><text:span text:style-name="T18"> </text:span><text:span text:style-name="T19">i </text:span></text:p>
      <text:p text:style-name="P14"><text:span text:style-name="T27">(fais des progrès quand le Leader du round est honnête, dans un réseau synchrone)</text:span></text:p>
      <text:p text:style-name="P1"/>
      <text:list xml:id="list1443481944" text:style-name="L1">
        <text:list-item>
          <text:p text:style-name="P3"><text:span text:style-name="T28">Propose</text:span></text:p>
        </text:list-item>
      </text:list>
      <text:p text:style-name="P13"><text:span text:style-name="T23">En entrant dans le round r, Lr</text:span><text:span text:style-name="T8"> </text:span><text:span text:style-name="T23">multicasts un block </text:span><text:span text:style-name="T27">B</text:span><text:span text:style-name="T8"> </text:span><text:span text:style-name="T23">= [</text:span><text:span text:style-name="T27">id</text:span><text:span text:style-name="T23">, </text:span><text:span text:style-name="T27">qchigh</text:span><text:span text:style-name="T23">, </text:span><text:span text:style-name="T27">r</text:span><text:span text:style-name="T23">, </text:span><text:span text:style-name="T27">vcur (=0)</text:span><text:span text:style-name="T23">, </text:span><text:span text:style-name="T27">txn</text:span><text:span text:style-name="T23">]</text:span></text:p>
      <text:p text:style-name="P13"><text:span text:style-name="T23"/></text:p>
      <text:list xml:id="list3494506076" text:style-name="L2">
        <text:list-item>
          <text:p text:style-name="P4"><text:span text:style-name="T28">Vote</text:span></text:p>
        </text:list-item>
      </text:list>
      <text:p text:style-name="P10">Chaque replica reçoit le block B.</text:p>
      <text:p text:style-name="P13"><text:span text:style-name="T34">Si</text:span><text:span text:style-name="T8"> </text:span><text:span text:style-name="T23">r = </text:span><text:span text:style-name="T27">rcur(empêche les modif d’anciens blocs), r&gt;rvote </text:span><text:span text:style-name="T23">(un validateur ne revote pas 2 fois le même block) et qc.r&gt;=</text:span><text:span text:style-name="T27">rlock </text:span><text:span text:style-name="T23">(si le plus haut qc reçu par le leader est plus faible que celui d’un leader précédent donc le block a été certifié, il n’est pas à jour donc ne pas prendre en compte son block):</text:span></text:p>
      <text:p text:style-name="P13"><text:span text:style-name="T23">les réplicas envoient leur threshold signature {id,</text:span><text:span text:style-name="T8"> </text:span><text:span text:style-name="T27">r</text:span><text:span text:style-name="T23">,</text:span><text:span text:style-name="T27">v</text:span><text:span text:style-name="T23">} à Lr + 1 (qui forme alors le QC, le multicast et passe au round r+1 pour proposer son block) et </text:span><text:span text:style-name="T27">rvote</text:span><text:span text:style-name="T8"> </text:span><text:span text:style-name="T35">←</text:span><text:span text:style-name="T8"> </text:span><text:span text:style-name="T27">r</text:span></text:p>
      <text:p text:style-name="P11">(vérification des txn implicite car triviale avec les signatures)</text:p>
      <text:p text:style-name="P11"/>
      <text:list xml:id="list3732867311" text:style-name="L3">
        <text:list-item>
          <text:p text:style-name="P5"><text:span text:style-name="T28">Lock </text:span><text:span text:style-name="T30">(2-chain lock rule)</text:span></text:p>
        </text:list-item>
      </text:list>
      <text:p text:style-name="P13"><text:span text:style-name="T34">Si</text:span><text:span text:style-name="T8"> </text:span><text:span text:style-name="T23">on reçoit un qc (formé de votes par un leader ou dans un proposal ou un timeout msg) pour un bloc B=[id,qc’,...]:</text:span></text:p>
      <text:p text:style-name="P13"><text:span text:style-name="T27">rlock</text:span><text:span text:style-name="T8"> </text:span><text:span text:style-name="T35">←</text:span><text:span text:style-name="T8"> </text:span><text:span text:style-name="T23">max(</text:span><text:span text:style-name="T27">rlock</text:span><text:span text:style-name="T8"> </text:span><text:span text:style-name="T23">,</text:span><text:span text:style-name="T8"> </text:span><text:span text:style-name="T27">qc’.r</text:span><text:span text:style-name="T23">)  (on lock le round le round du plus haut qc (qc’) du leader au moment de la création du block si ce dernier reçoit un qc (qc)</text:span><text:span text:style-name="T38">)</text:span></text:p>
      <text:p text:style-name="P13"><text:span text:style-name="T27">qchigh</text:span><text:span text:style-name="T8"> </text:span><text:span text:style-name="T35">←</text:span><text:span text:style-name="T8"> </text:span><text:span text:style-name="T23">max(</text:span><text:span text:style-name="T27">qchigh</text:span><text:span text:style-name="T8"> </text:span><text:span text:style-name="T23">,</text:span><text:span text:style-name="T8"> </text:span><text:span text:style-name="T27">qc</text:span><text:span text:style-name="T23">)  (on actualise notre </text:span><text:span text:style-name="T27">qchigh </text:span><text:span text:style-name="T23">pour qu’il soit le plus haut qc que l’on a reçu</text:span><text:span text:style-name="T38">)</text:span></text:p>
      <text:p text:style-name="P15"><text:span text:style-name="T25"/></text:p>
      <text:list xml:id="list2724570153" text:style-name="L4">
        <text:list-item>
          <text:p text:style-name="P6"><text:span text:style-name="T28">Commit </text:span><text:span text:style-name="T30">(3-chain commit rule)</text:span></text:p>
        </text:list-item>
      </text:list>
      <text:p text:style-name="P13"><text:span text:style-name="T34">Si</text:span><text:span text:style-name="T8"> </text:span><text:span text:style-name="T23">il existe trois block certifiés adjacent dans la chaîne avec </text:span><text:span text:style-name="T27">B’’.r</text:span><text:span text:style-name="T8"> </text:span><text:span text:style-name="T23">= </text:span><text:span text:style-name="T27">B’.r</text:span><text:span text:style-name="T8"> </text:span><text:span text:style-name="T23">+ 1 = </text:span><text:span text:style-name="T27">B.r</text:span><text:span text:style-name="T8"> </text:span><text:span text:style-name="T23">+ 2 alors:</text:span></text:p>
      <text:p text:style-name="P10">les replicas commit B et tous ses ancêtres</text:p>
      <text:p text:style-name="P1"/>
      <text:p text:style-name="P1"/>
      <text:p text:style-name="P14"><text:soft-page-break/><text:span text:style-name="T17">Protocole de Pacemaker pour le réplicas</text:span><text:span text:style-name="T18"> </text:span><text:span text:style-name="T19">i</text:span><text:span text:style-name="T27"> </text:span></text:p>
      <text:p text:style-name="P14"><text:span text:style-name="T27">(avance de round soit par manque de progression soit parce que le round est complet)</text:span></text:p>
      <text:p text:style-name="P1"/>
      <text:list xml:id="list4171422928" text:style-name="L5">
        <text:list-item>
          <text:p text:style-name="P7"><text:span text:style-name="T28">Avancer de round</text:span></text:p>
        </text:list-item>
      </text:list>
      <text:p text:style-name="P13"><text:span text:style-name="T23">si le replica reçoit ou forme un qc ou un tc pour le round r-1 alors </text:span><text:span text:style-name="T27">rcur</text:span><text:span text:style-name="T8"> </text:span><text:span text:style-name="T35">←</text:span><text:span text:style-name="T8"> </text:span><text:span text:style-name="T23">max(</text:span><text:span text:style-name="T27">rcur</text:span><text:span text:style-name="T8"> </text:span><text:span text:style-name="T23">,</text:span><text:span text:style-name="T8"> </text:span><text:span text:style-name="T27">r</text:span><text:span text:style-name="T23">)</text:span></text:p>
      <text:p text:style-name="P13"><text:span text:style-name="T23"/></text:p>
      <text:list xml:id="list2012711277" text:style-name="L6">
        <text:list-item>
          <text:p text:style-name="P8"><text:span text:style-name="T28">Timer et Timeout</text:span></text:p>
        </text:list-item>
      </text:list>
      <text:p text:style-name="P9"><text:span text:style-name="T29">- </text:span><text:span text:style-name="T30">quand on entre dans le round r on envoit le TC du round r-1 (si on en a un) à Lr puis on reset le timer à 0</text:span></text:p>
      <text:p text:style-name="P13"><text:span text:style-name="T24">- </text:span><text:span text:style-name="T23">quand le timer atteint un temps τ, on arrête de voter pour le round </text:span><text:span text:style-name="T27">rcur</text:span><text:span text:style-name="T8"> </text:span><text:span text:style-name="T23">et on mutlicast un message signé contenant notre treshold signature du round </text:span><text:span text:style-name="T27">rcur</text:span><text:span text:style-name="T8"> </text:span><text:span text:style-name="T23">et notre </text:span><text:span text:style-name="T27">qchigh</text:span><text:span text:style-name="T8"> </text:span><text:span text:style-name="T23">&lt;{</text:span><text:span text:style-name="T27">rcur</text:span><text:span text:style-name="T23">}</text:span><text:span text:style-name="T27">i</text:span><text:span text:style-name="T8"> </text:span><text:span text:style-name="T23">, </text:span><text:span text:style-name="T27">qchigh</text:span><text:span text:style-name="T23">&gt;</text:span></text:p>
      <text:p text:style-name="P13"><text:span text:style-name="T24">- </text:span><text:span text:style-name="T23">quand on reçoit un message de timeout valide ou un TC on exécute Advance round, Lock puis Commit</text:span></text:p>
      <text:p text:style-name="P13"><text:span text:style-name="T24">- </text:span><text:span text:style-name="T23">quand on reçoit 2f+1 messages de timeout on forme un TC (et on l’envoie à Lr + 1) puis on fait Advance round</text:span></text:p>
      <text:p text:style-name="P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Sans Serif Collection" svg:font-family="'Sans Serif Collectio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6T12:25:54.867000000</meta:creation-date>
    <dc:date>2024-03-26T12:33:01.616000000</dc:date>
    <meta:editing-duration>PT7M7S</meta:editing-duration>
    <meta:editing-cycles>1</meta:editing-cycles>
    <meta:document-statistic meta:table-count="0" meta:image-count="0" meta:object-count="0" meta:page-count="2" meta:paragraph-count="28" meta:word-count="482" meta:character-count="2474" meta:non-whitespace-character-count="2019"/>
    <meta:generator>LibreOffice/7.1.3.2$Windows_X86_64 LibreOffice_project/47f78053abe362b9384784d31a6e56f8511eb1c1</meta:generator>
  </office:meta>
</office:document-meta>
</file>